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/>
    </style:style>
    <style:style style:name="ce3" style:family="table-cell" style:parent-style-name="Default" style:data-style-name="N0">
      <style:text-properties style:font-name="等线" style:font-name-asian="等线" style:font-name-complex="等线" fo:font-size="11pt" style:font-size-asian="11pt" style:font-size-complex="11pt" style:font-family-generic="modern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edges</text:p>
          </table:table-cell>
          <table:table-cell office:value-type="string" table:style-name="ce1">
            <text:p>cut</text:p>
          </table:table-cell>
          <table:table-cell office:value-type="string" table:style-name="ce1">
            <text:p>balance</text:p>
          </table:table-cell>
          <table:table-cell office:value-type="string" table:style-name="ce1">
            <text:p>cut_metis</text:p>
          </table:table-cell>
          <table:table-cell office:value-type="string" table:style-name="ce1">
            <text:p>balance_met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umann</text:p>
          </table:table-cell>
          <table:table-cell office:value-type="float" office:value="112211" table:style-name="ce1">
            <text:p>112211</text:p>
          </table:table-cell>
          <table:table-cell office:value-type="float" office:value="324210" table:style-name="ce1">
            <text:p>324210</text:p>
          </table:table-cell>
          <table:table-cell office:value-type="float" office:value="1121" table:style-name="ce1">
            <text:p>1121</text:p>
          </table:table-cell>
          <table:table-cell office:value-type="float" office:value="1.1353187440532826" table:formula="of:=59661/52550" table:style-name="ce1">
            <text:p>1.135318744</text:p>
          </table:table-cell>
          <table:table-cell office:value-type="float" office:value="1200" table:style-name="ce1">
            <text:p>120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p20k_A</text:p>
          </table:table-cell>
          <table:table-cell office:value-type="float" office:value="99843" table:style-name="ce1">
            <text:p>99843</text:p>
          </table:table-cell>
          <table:table-cell office:value-type="float" office:value="1262244" table:style-name="ce1">
            <text:p>1262244</text:p>
          </table:table-cell>
          <table:table-cell office:value-type="float" office:value="7485" table:style-name="ce1">
            <text:p>7485</text:p>
          </table:table-cell>
          <table:table-cell office:value-type="float" office:value="1.1462381771281169" table:formula="of:=53323/46520" table:style-name="ce1">
            <text:p>1.146238177</text:p>
          </table:table-cell>
          <table:table-cell office:value-type="float" office:value="7556" table:style-name="ce1">
            <text:p>755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_pretok</text:p>
          </table:table-cell>
          <table:table-cell office:value-type="float" office:value="182730" table:style-name="ce1">
            <text:p>182730</text:p>
          </table:table-cell>
          <table:table-cell office:value-type="float" office:value="756256" table:style-name="ce1">
            <text:p>756256</text:p>
          </table:table-cell>
          <table:table-cell office:value-type="float" office:value="2475" table:style-name="ce1">
            <text:p>2475</text:p>
          </table:table-cell>
          <table:table-cell office:value-type="float" office:value="1.1202065324592447" table:formula="of:=96545/86185" table:style-name="ce1">
            <text:p>1.120206532</text:p>
          </table:table-cell>
          <table:table-cell office:value-type="float" office:value="2687" table:style-name="ce1">
            <text:p>268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cy003</text:p>
          </table:table-cell>
          <table:table-cell office:value-type="float" office:value="389874" table:style-name="ce1">
            <text:p>389874</text:p>
          </table:table-cell>
          <table:table-cell office:value-type="float" office:value="933557" table:style-name="ce1">
            <text:p>933557</text:p>
          </table:table-cell>
          <table:table-cell office:value-type="float" office:value="947" table:style-name="ce1">
            <text:p>947</text:p>
          </table:table-cell>
          <table:table-cell office:value-type="float" office:value="1.0534815126935637" table:formula="of:=200014/189860" table:style-name="ce1">
            <text:p>1.053481513</text:p>
          </table:table-cell>
          <table:table-cell office:value-type="float" office:value="894" table:style-name="ce1">
            <text:p>89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ubcova3</text:p>
          </table:table-cell>
          <table:table-cell office:value-type="float" office:value="146689" table:style-name="ce1">
            <text:p>146689</text:p>
          </table:table-cell>
          <table:table-cell office:value-type="float" office:value="1744980" table:style-name="ce1">
            <text:p>1744980</text:p>
          </table:table-cell>
          <table:table-cell office:value-type="float" office:value="6127" table:style-name="ce1">
            <text:p>6127</text:p>
          </table:table-cell>
          <table:table-cell office:value-type="float" office:value="1.1604318242068985" table:formula="of:=78791/67898" table:style-name="ce1">
            <text:p>1.160431824</text:p>
          </table:table-cell>
          <table:table-cell office:value-type="float" office:value="6332" table:style-name="ce1">
            <text:p>63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2_circuit</text:p>
          </table:table-cell>
          <table:table-cell office:value-type="float" office:value="150102" table:style-name="ce1">
            <text:p>150102</text:p>
          </table:table-cell>
          <table:table-cell office:value-type="float" office:value="288286" table:style-name="ce1">
            <text:p>288286</text:p>
          </table:table-cell>
          <table:table-cell office:value-type="float" office:value="356" table:style-name="ce1">
            <text:p>356</text:p>
          </table:table-cell>
          <table:table-cell office:value-type="float" office:value="1.026871556659825" table:formula="of:=76046/74056" table:style-name="ce1">
            <text:p>1.026871557</text:p>
          </table:table-cell>
          <table:table-cell office:value-type="float" office:value="393" table:style-name="ce1">
            <text:p>39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m2d03</text:p>
          </table:table-cell>
          <table:table-cell office:value-type="float" office:value="392257" table:style-name="ce1">
            <text:p>392257</text:p>
          </table:table-cell>
          <table:table-cell office:value-type="float" office:value="1174839" table:style-name="ce1">
            <text:p>1174839</text:p>
          </table:table-cell>
          <table:table-cell office:value-type="float" office:value="1373" table:style-name="ce1">
            <text:p>1373</text:p>
          </table:table-cell>
          <table:table-cell office:value-type="float" office:value="1.0793615453528622" table:formula="of:=203614/188643" table:style-name="ce1">
            <text:p>1.079361545</text:p>
          </table:table-cell>
          <table:table-cell office:value-type="float" office:value="1400" table:style-name="ce1">
            <text:p>140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_econ_fwd500</text:p>
          </table:table-cell>
          <table:table-cell office:value-type="float" office:value="206500" table:style-name="ce1">
            <text:p>206500</text:p>
          </table:table-cell>
          <table:table-cell office:value-type="float" office:value="1213389" table:style-name="ce1">
            <text:p>1213389</text:p>
          </table:table-cell>
          <table:table-cell office:value-type="float" office:value="665" table:style-name="ce1">
            <text:p>665</text:p>
          </table:table-cell>
          <table:table-cell office:value-type="float" office:value="1.0250061289531749" table:formula="of:=104525/101975" table:style-name="ce1">
            <text:p>1.025006129</text:p>
          </table:table-cell>
          <table:table-cell office:value-type="float" office:value="1236" table:style-name="ce1">
            <text:p>123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o002</text:p>
          </table:table-cell>
          <table:table-cell office:value-type="float" office:value="389874" table:style-name="ce1">
            <text:p>389874</text:p>
          </table:table-cell>
          <table:table-cell office:value-type="float" office:value="933557" table:style-name="ce1">
            <text:p>933557</text:p>
          </table:table-cell>
          <table:table-cell office:value-type="float" office:value="950" table:style-name="ce1">
            <text:p>950</text:p>
          </table:table-cell>
          <table:table-cell office:value-type="float" office:value="1.0736213939239214" table:formula="of:=201858/188016" table:style-name="ce1">
            <text:p>1.073621394</text:p>
          </table:table-cell>
          <table:table-cell office:value-type="float" office:value="894" table:style-name="ce1">
            <text:p>89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c2depi</text:p>
          </table:table-cell>
          <table:table-cell office:value-type="float" office:value="525825" table:style-name="ce1">
            <text:p>525825</text:p>
          </table:table-cell>
          <table:table-cell office:value-type="float" office:value="1574400" table:style-name="ce1">
            <text:p>1574400</text:p>
          </table:table-cell>
          <table:table-cell office:value-type="float" office:value="1059" table:style-name="ce1">
            <text:p>1059</text:p>
          </table:table-cell>
          <table:table-cell office:value-type="float" office:value="1.1263152361157165" table:formula="of:=278531/247294" table:style-name="ce1">
            <text:p>1.126315236</text:p>
          </table:table-cell>
          <table:table-cell office:value-type="float" office:value="1045" table:style-name="ce1">
            <text:p>1045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wer9</text:p>
          </table:table-cell>
          <table:table-cell office:value-type="float" office:value="155376" table:style-name="ce1">
            <text:p>155376</text:p>
          </table:table-cell>
          <table:table-cell office:value-type="float" office:value="1178462" table:style-name="ce1">
            <text:p>1178462</text:p>
          </table:table-cell>
          <table:table-cell office:value-type="float" office:value="5601" table:style-name="ce1">
            <text:p>5601</text:p>
          </table:table-cell>
          <table:table-cell office:value-type="float" office:value="1.1513964082469088" table:formula="of:=83155/72221" table:style-name="ce1">
            <text:p>1.151396408</text:p>
          </table:table-cell>
          <table:table-cell office:value-type="float" office:value="5808" table:style-name="ce1">
            <text:p>5808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diation</text:p>
          </table:table-cell>
          <table:table-cell office:value-type="float" office:value="223104" table:style-name="ce1">
            <text:p>223104</text:p>
          </table:table-cell>
          <table:table-cell office:value-type="float" office:value="3707292" table:style-name="ce1">
            <text:p>3707292</text:p>
          </table:table-cell>
          <table:table-cell office:value-type="float" office:value="10329" table:style-name="ce1">
            <text:p>10329</text:p>
          </table:table-cell>
          <table:table-cell office:value-type="float" office:value="1.053570442370354" table:formula="of:=114462/108642" table:style-name="ce1">
            <text:p>1.053570442</text:p>
          </table:table-cell>
          <table:table-cell office:value-type="float" office:value="11059" table:style-name="ce1">
            <text:p>11059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s1</text:p>
          </table:table-cell>
          <table:table-cell office:value-type="float" office:value="111972" table:style-name="ce1">
            <text:p>111972</text:p>
          </table:table-cell>
          <table:table-cell office:value-type="float" office:value="321924" table:style-name="ce1">
            <text:p>321924</text:p>
          </table:table-cell>
          <table:table-cell office:value-type="float" office:value="1505" table:style-name="ce1">
            <text:p>1505</text:p>
          </table:table-cell>
          <table:table-cell office:value-type="float" office:value="1.1070736342936716" table:formula="of:=58831/53141" table:style-name="ce1">
            <text:p>1.107073634</text:p>
          </table:table-cell>
          <table:table-cell office:value-type="float" office:value="1534" table:style-name="ce1">
            <text:p>153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omach</text:p>
          </table:table-cell>
          <table:table-cell office:value-type="float" office:value="213360" table:style-name="ce1">
            <text:p>213360</text:p>
          </table:table-cell>
          <table:table-cell office:value-type="float" office:value="1618288" table:style-name="ce1">
            <text:p>1618288</text:p>
          </table:table-cell>
          <table:table-cell office:value-type="float" office:value="2320" table:style-name="ce1">
            <text:p>2320</text:p>
          </table:table-cell>
          <table:table-cell office:value-type="float" office:value="1.0606926925380054" table:formula="of:=109822/103538" table:style-name="ce1">
            <text:p>1.060692693</text:p>
          </table:table-cell>
          <table:table-cell office:value-type="float" office:value="2582" table:style-name="ce1">
            <text:p>258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rso1</text:p>
          </table:table-cell>
          <table:table-cell office:value-type="float" office:value="116158" table:style-name="ce1">
            <text:p>116158</text:p>
          </table:table-cell>
          <table:table-cell office:value-type="float" office:value="6617842" table:style-name="ce1">
            <text:p>6617842</text:p>
          </table:table-cell>
          <table:table-cell office:value-type="float" office:value="2578" table:style-name="ce1">
            <text:p>2578</text:p>
          </table:table-cell>
          <table:table-cell office:value-type="float" office:value="1.1484481929493582" table:formula="of:=62092/54066" table:style-name="ce1">
            <text:p>1.148448193</text:p>
          </table:table-cell>
          <table:table-cell office:value-type="float" office:value="3384" table:style-name="ce1">
            <text:p>338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DELL</dc:creator>
    <meta:creation-date>2022-10-26T15:32:28Z</meta:creation-date>
    <dc:date>2023-01-05T05:58:39Z</dc:date>
    <meta:editing-cycles>12</meta:editing-cycles>
    <meta:editing-duration>PT6943S</meta:editing-duration>
  </office:meta>
</office:document-meta>
</file>